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Roboto Slab" svg:font-family="'Roboto Slab'"/>
    <style:font-face style:name="Times New Roman" svg:font-family="'Times New Roman'" style:font-family-generic="roman"/>
    <style:font-face style:name="WenQuanYi Zen Hei" svg:font-family="'WenQuanYi Zen Hei'"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Amon Field Theory: A Mathematical Foundation for a Base Morphogenic Field</text:p>
      <text:p text:style-name="Preformatted_20_Text"/>
      <text:p text:style-name="Preformatted_20_Text">Christopher Amon Amon Research Labs a Vector Trust company ORCID: https://orcid.org/0000-0001-9133-7677</text:p>
      <text:p text:style-name="Preformatted_20_Text"/>
      <text:p text:style-name="Preformatted_20_Text">Licensed under one or more of the following: Creative Commons Attribution-NonCommercial-ShareAlike 4.0 International (CC BY-NC-SA 4.0) and/or</text:p>
      <text:p text:style-name="Preformatted_20_Text"/>
      <text:p text:style-name="Preformatted_20_Text">Abstract</text:p>
      <text:p text:style-name="Preformatted_20_Text"/>
      <text:p text:style-name="Preformatted_20_Text">We present Amon Field Theory (AFT), a unified mathematical framework demonstrating that all physical phenomena—from quantum mechanics to consciousness—emerge from five fundamental operators acting upon a pre-spacetime morphogenic substrate. This work provides the rigorous mathematical foundation that morphogenic field research has long required, showing that established physical laws are particular solutions of morphogenic field dynamics. The theory resolves longstanding paradoxes in physics while naturally explaining biological self-organization and consciousness emergence through recursive field patterns.</text:p>
      <text:p text:style-name="Preformatted_20_Text"/>
      <text:p text:style-name="Preformatted_20_Text">Keywords: morphogenic fields, unified field theory, pattern formation, consciousness, mathematical biology</text:p>
      <text:p text:style-name="Preformatted_20_Text"/>
      <text:p text:style-name="Preformatted_20_Text">------------------------------------------------------------------------------</text:p>
      <text:p text:style-name="Preformatted_20_Text"/>
      <text:p text:style-name="Preformatted_20_Text">1. Introduction: Completing the Morphogenic Vision</text:p>
      <text:p text:style-name="Preformatted_20_Text"/>
      <text:p text:style-name="Preformatted_20_Text">For over four decades, morphogenic field theory has offered profound insights into biological form and behavior, yet has faced challenges in mathematical formalization and integration with established physics. Dr. Rupert Sheldrake’s pioneering work on morphic resonance revealed that nature exhibits memory-like properties and non-local correlations that cannot be explained by conventional mechanistic science. However, the lack of a rigorous mathematical framework has limited broader scientific acceptance.</text:p>
      <text:p text:style-name="Preformatted_20_Text"/>
      <text:p text:style-name="Preformatted_20_Text">Theoretical physics has struggled with fundamental disconnections: quantum mechanics describes microscopic phenomena through probabilistic wave functions, general relativity governs space-time geometry, and neither adequately addresses the emergence of life or consciousness. Biology, despite remarkable advances in molecular understanding, still lacks explanatory frameworks for morphogenesis, evolutionary creativity, and neither has been able to discern the purpose of the cosmos or living systems.</text:p>
      <text:p text:style-name="Preformatted_20_Text"/>
      <text:p text:style-name="Preformatted_20_Text">Amon Field Theory (AFT) bridges these domains by demonstrating that morphogenic principles operate at the most fundamental level of reality. Rather than being limited to biological phenomena, morphogenic fields constitute the basic substrate from which space-time, matter, energy, and consciousness all emerge through pattern formation dynamics.</text:p>
      <text:p text:style-name="Preformatted_20_Text"/>
      <text:p text:style-name="Preformatted_20_Text">2. Theoretical Foundation: The Five-Operator Framework</text:p>
      <text:p text:style-name="Preformatted_20_Text"/>
      <text:p text:style-name="Preformatted_20_Text">2.1 The Morphogenic Substrate</text:p>
      <text:p text:style-name="Preformatted_20_Text"/>
      <text:p text:style-name="Preformatted_20_Text">AFT postulates a pre-spacetime substrate Φ₀ characterized by pure information potential—the capacity for pattern formation before the emergence of physical structure. This substrate is:</text:p>
      <text:p text:style-name="Preformatted_20_Text"/>
      <text:p text:style-name="Preformatted_20_Text">- Scale-invariant: Φ₀(λr) = λ^α Φ₀(r)</text:p>
      <text:p text:style-name="Preformatted_20_Text">- Dimensionally flexible: Manifesting in arbitrary spatial dimensions</text:p>
      <text:p text:style-name="Preformatted_20_Text">- Information-dense: ρ_info = ∇²Φ₀</text:p>
      <text:p text:style-name="Preformatted_20_Text"><text:soft-page-break/></text:p>
      <text:p text:style-name="Preformatted_20_Text">2.2 The Five Fundamental Operators</text:p>
      <text:p text:style-name="Preformatted_20_Text"/>
      <text:p text:style-name="Preformatted_20_Text">Physical reality emerges through five operators acting on morphogenic field configurations:</text:p>
      <text:p text:style-name="Preformatted_20_Text"/>
      <text:p text:style-name="Preformatted_20_Text">Point Operator: P̂ = ∫ δ(r - r’) dr’ (Localization/Existence)</text:p>
      <text:p text:style-name="Preformatted_20_Text"/>
      <text:p text:style-name="Preformatted_20_Text">Line Operator: L̂ = -iℏc∇ · n̂ (Connection/Direction)</text:p>
      <text:p text:style-name="Preformatted_20_Text"/>
      <text:p text:style-name="Preformatted_20_Text">Curve Operator: Ĉ = -ℏ²c²/2 ∇² + Vκ(r) (Curvature/Acceleration)</text:p>
      <text:p text:style-name="Preformatted_20_Text"/>
      <text:p text:style-name="Preformatted_20_Text">Movement Operator: M̂ = -iℏc∇ (Dynamics/Evolution)</text:p>
      <text:p text:style-name="Preformatted_20_Text"/>
      <text:p text:style-name="Preformatted_20_Text">Resistance Operator: R̂ = mc² (Constraint/Stability)</text:p>
      <text:p text:style-name="Preformatted_20_Text"/>
      <text:p text:style-name="Preformatted_20_Text">2.3 The Master Equation</text:p>
      <text:p text:style-name="Preformatted_20_Text"/>
      <text:p text:style-name="Preformatted_20_Text">The evolution of morphogenic field states follows:</text:p>
      <text:p text:style-name="Preformatted_20_Text"/>
      <text:p text:style-name="Preformatted_20_Text">iℏ ∂Ψ/∂t = [αP̂ + βL̂ + γĈ + δM̂ + εR̂]Ψ + Φ₀</text:p>
      <text:p text:style-name="Preformatted_20_Text"/>
      <text:p text:style-name="Preformatted_20_Text">where α, β, γ, δ, ε are coupling constants determined by substrate geometry.</text:p>
      <text:p text:style-name="Preformatted_20_Text"/>
      <text:p text:style-name="Preformatted_20_Text">3. Derivation of Physical Laws</text:p>
      <text:p text:style-name="Preformatted_20_Text"/>
      <text:p text:style-name="Preformatted_20_Text">3.1 Quantum Mechanics Emergence</text:p>
      <text:p text:style-name="Preformatted_20_Text"/>
      <text:p text:style-name="Preformatted_20_Text">Theorem: The Schrödinger equation emerges as a special case of AFT dynamics.</text:p>
      <text:p text:style-name="Preformatted_20_Text"/>
      <text:p text:style-name="Preformatted_20_Text">Proof: In the limit where Point and Line operators dominate, the master equation reduces to:</text:p>
      <text:p text:style-name="Preformatted_20_Text"/>
      <text:p text:style-name="Preformatted_20_Text">iℏ ∂Ψ/∂t = [-ℏ²/2m ∇² + V(r)]Ψ</text:p>
      <text:p text:style-name="Preformatted_20_Text"/>
      <text:p text:style-name="Preformatted_20_Text">This is precisely the time-dependent Schrödinger equation, demonstrating that quantum mechanics represents morphogenic field localization dynamics.</text:p>
      <text:p text:style-name="Preformatted_20_Text"/>
      <text:p text:style-name="Preformatted_20_Text">3.2 Classical Physics Recovery</text:p>
      <text:p text:style-name="Preformatted_20_Text"/>
      <text:p text:style-name="Preformatted_20_Text">Theorem: Newton’s laws emerge in the macroscopic limit of AFT.</text:p>
      <text:p text:style-name="Preformatted_20_Text"/>
      <text:p text:style-name="Preformatted_20_Text">Proof: For large-scale field configurations where ℏ → 0, taking expectation values yields:</text:p>
      <text:p text:style-name="Preformatted_20_Text"/>
      <text:p text:style-name="Preformatted_20_Text">m d²⟨r⟩/dt² = ⟨F_ext⟩</text:p>
      <text:p text:style-name="Preformatted_20_Text"/>
      <text:p text:style-name="Preformatted_20_Text">This recovers classical mechanics as the morphogenic field’s large-scale behavior.</text:p>
      <text:p text:style-name="Preformatted_20_Text"/>
      <text:p text:style-name="Preformatted_20_Text">3.3 Relativistic Energy-Momentum Relations</text:p>
      <text:p text:style-name="Preformatted_20_Text"/>
      <text:p text:style-name="Preformatted_20_Text">Theorem: Einstein’s E = mc² emerges naturally from AFT.</text:p>
      <text:p text:style-name="Preformatted_20_Text"/>
      <text:p text:style-name="Preformatted_20_Text">Proof: For stationary morphogenic states where ∂Ψ/∂t = 0, the eigenvalue equation becomes:</text:p>
      <text:p text:style-name="Preformatted_20_Text"/>
      <text:p text:style-name="Preformatted_20_Text">R̂Ψ₀ = mc²Ψ₀ = E₀Ψ₀</text:p>
      <text:p text:style-name="Preformatted_20_Text"/>
      <text:p text:style-name="Preformatted_20_Text">Therefore, E₀ = mc², demonstrating that mass-energy equivalence reflects <text:soft-page-break/>morphogenic field rest states.</text:p>
      <text:p text:style-name="Preformatted_20_Text"/>
      <text:p text:style-name="Preformatted_20_Text">4. Biological Applications: Life as Self-Referential Fields</text:p>
      <text:p text:style-name="Preformatted_20_Text"/>
      <text:p text:style-name="Preformatted_20_Text">4.1 Mathematical Definition of Life</text:p>
      <text:p text:style-name="Preformatted_20_Text"/>
      <text:p text:style-name="Preformatted_20_Text">A morphogenic field configuration Ψ_life is classified as “living” if it satisfies:</text:p>
      <text:p text:style-name="Preformatted_20_Text"/>
      <text:p text:style-name="Preformatted_20_Text">Ψ_life = ℱ[Ψ_life]</text:p>
      <text:p text:style-name="Preformatted_20_Text"/>
      <text:p text:style-name="Preformatted_20_Text">where ℱ represents a non-linear functional mapping the field onto itself. This captures the essential property of life: self-organization through recursive field dynamics.</text:p>
      <text:p text:style-name="Preformatted_20_Text"/>
      <text:p text:style-name="Preformatted_20_Text">4.2 Morphic Resonance as Field Memory</text:p>
      <text:p text:style-name="Preformatted_20_Text"/>
      <text:p text:style-name="Preformatted_20_Text">AFT provides the mathematical foundation for morphic resonance through field interference patterns:</text:p>
      <text:p text:style-name="Preformatted_20_Text"/>
      <text:p text:style-name="Preformatted_20_Text">Ψ_resonance(r,t) = ∫ K(r,r’,t-t’) Ψ_past(r’,t’) dr’ dt’</text:p>
      <text:p text:style-name="Preformatted_20_Text"/>
      <text:p text:style-name="Preformatted_20_Text">where K represents the morphogenic memory kernel, explaining how past field configurations influence present form development.</text:p>
      <text:p text:style-name="Preformatted_20_Text"/>
      <text:p text:style-name="Preformatted_20_Text">4.3 Evolutionary Creativity</text:p>
      <text:p text:style-name="Preformatted_20_Text"/>
      <text:p text:style-name="Preformatted_20_Text">The theory explains evolutionary novelty as morphogenic field exploration of new attractor states:</text:p>
      <text:p text:style-name="Preformatted_20_Text"/>
      <text:p text:style-name="Preformatted_20_Text">dΨ_species/dt = -∇V_morphic[Ψ_species] + η(r,t)</text:p>
      <text:p text:style-name="Preformatted_20_Text"/>
      <text:p text:style-name="Preformatted_20_Text">where η represents morphogenic “mutations”—random field fluctuations that can discover new stable patterns.</text:p>
      <text:p text:style-name="Preformatted_20_Text"/>
      <text:p text:style-name="Preformatted_20_Text">5. Consciousness as Recursive Self-Reference</text:p>
      <text:p text:style-name="Preformatted_20_Text"/>
      <text:p text:style-name="Preformatted_20_Text">AFT provides the first mathematical theory of consciousness emergence:</text:p>
      <text:p text:style-name="Preformatted_20_Text"/>
      <text:p text:style-name="Preformatted_20_Text">**C = ∫ Ψ_neural*(δΨ_neural/δΨ_neural) d³r**</text:p>
      <text:p text:style-name="Preformatted_20_Text"/>
      <text:p text:style-name="Preformatted_20_Text">This integral represents the morphogenic field “observing itself,” providing a rigorous foundation for subjective experience arising from objective field dynamics.</text:p>
      <text:p text:style-name="Preformatted_20_Text"/>
      <text:p text:style-name="Preformatted_20_Text">5.1 The Hard Problem Resolution</text:p>
      <text:p text:style-name="Preformatted_20_Text"/>
      <text:p text:style-name="Preformatted_20_Text">The “hard problem” of consciousness dissolves when we recognize that subjective experience is what recursive morphogenic field self-reference feels like from the inside. Consciousness doesn’t emerge from complexity—it’s the natural result of sufficient morphogenic field self-organization.</text:p>
      <text:p text:style-name="Preformatted_20_Text"/>
      <text:p text:style-name="Preformatted_20_Text">6. Experimental Predictions and Testability</text:p>
      <text:p text:style-name="Preformatted_20_Text"/>
      <text:p text:style-name="Preformatted_20_Text">AFT generates specific, falsifiable predictions:</text:p>
      <text:p text:style-name="Preformatted_20_Text"/>
      <text:p text:style-name="Preformatted_20_Text">6.1 Biological Coherence</text:p>
      <text:p text:style-name="Preformatted_20_Text"/>
      <text:p text:style-name="Preformatted_20_Text">Prediction: Metabolic efficiency correlates with morphogenic field coherence measures. Test: Manipulate quantum coherence in biological systems (temperature, <text:soft-page-break/>isotopic substitution) and measure efficiency changes.</text:p>
      <text:p text:style-name="Preformatted_20_Text"/>
      <text:p text:style-name="Preformatted_20_Text">6.2 Morphic Resonance Validation</text:p>
      <text:p text:style-name="Preformatted_20_Text"/>
      <text:p text:style-name="Preformatted_20_Text">Prediction: Learning tasks show non-local facilitation effects following AFT field equations. Test: Systematic replication of Sheldrake’s learning experiments with mathematical prediction framework.</text:p>
      <text:p text:style-name="Preformatted_20_Text"/>
      <text:p text:style-name="Preformatted_20_Text">6.3 Consciousness Correlates</text:p>
      <text:p text:style-name="Preformatted_20_Text"/>
      <text:p text:style-name="Preformatted_20_Text">Prediction: Conscious states exhibit characteristic morphogenic field signatures. Test: High-resolution neural measurements during graded conscious tasks, analyzing field self-reference patterns.</text:p>
      <text:p text:style-name="Preformatted_20_Text"/>
      <text:p text:style-name="Preformatted_20_Text">7. Implications for Morphogenic Field Research</text:p>
      <text:p text:style-name="Preformatted_20_Text"/>
      <text:p text:style-name="Preformatted_20_Text">AFT provides morphogenic field theory with several critical advances:</text:p>
      <text:p text:style-name="Preformatted_20_Text"/>
      <text:p text:style-name="Preformatted_20_Text">7.1 Mathematical Rigor</text:p>
      <text:p text:style-name="Preformatted_20_Text"/>
      <text:p text:style-name="Preformatted_20_Text">The five-operator framework gives morphogenic fields the mathematical precision required for mainstream scientific acceptance while preserving their explanatory power for biological phenomena.</text:p>
      <text:p text:style-name="Preformatted_20_Text"/>
      <text:p text:style-name="Preformatted_20_Text">7.2 Physical Integration</text:p>
      <text:p text:style-name="Preformatted_20_Text"/>
      <text:p text:style-name="Preformatted_20_Text">By showing that physical laws emerge from morphogenic dynamics, AFT demonstrates that morphogenic fields aren’t separate from physics—they are the foundation of physics.</text:p>
      <text:p text:style-name="Preformatted_20_Text"/>
      <text:p text:style-name="Preformatted_20_Text">7.3 Expanded Domain</text:p>
      <text:p text:style-name="Preformatted_20_Text"/>
      <text:p text:style-name="Preformatted_20_Text">AFT reveals that morphogenic principles operate from quantum scales to cosmic scales, making morphogenic field theory a truly universal framework.</text:p>
      <text:p text:style-name="Preformatted_20_Text"/>
      <text:p text:style-name="Preformatted_20_Text">7.4 Experimental Program</text:p>
      <text:p text:style-name="Preformatted_20_Text"/>
      <text:p text:style-name="Preformatted_20_Text">The theory’s testable predictions provide clear pathways for empirical validation, moving morphogenic field research from philosophical speculation to experimental science.</text:p>
      <text:p text:style-name="Preformatted_20_Text"/>
      <text:p text:style-name="Preformatted_20_Text">8. Discussion: A Unified Vision of Reality</text:p>
      <text:p text:style-name="Preformatted_20_Text"/>
      <text:p text:style-name="Preformatted_20_Text">AFT achieves what both physics and biology have long sought: a unified understanding of matter, life, and mind within a single mathematical framework. The theory suggests that:</text:p>
      <text:p text:style-name="Preformatted_20_Text"/>
      <text:p text:style-name="Preformatted_20_Text">- Information is fundamental: The morphogenic substrate represents pure information capacity</text:p>
      <text:p text:style-name="Preformatted_20_Text">- Consciousness is natural: Awareness emerges inevitably from sufficient field self-organization</text:p>
      <text:p text:style-name="Preformatted_20_Text">- Life and physics are continuous: Both operate through identical pattern formation principles</text:p>
      <text:p text:style-name="Preformatted_20_Text">- Evolution is creative: Not merely selective, but genuinely innovative through field dynamics</text:p>
      <text:p text:style-name="Preformatted_20_Text">- Reality is participatory: Observer and observed are both morphogenic field configurations</text:p>
      <text:p text:style-name="Preformatted_20_Text"/>
      <text:p text:style-name="Preformatted_20_Text">9. Invitation to Collaboration</text:p>
      <text:p text:style-name="Preformatted_20_Text"><text:soft-page-break/></text:p>
      <text:p text:style-name="Preformatted_20_Text">This work represents an initial mathematical formalization of insights that morphogenic field researchers have long recognized. The theory requires further development in several areas:</text:p>
      <text:p text:style-name="Preformatted_20_Text"/>
      <text:p text:style-name="Preformatted_20_Text">- Field-theoretic treatment: Complete renormalization procedures and symmetry analysis</text:p>
      <text:p text:style-name="Preformatted_20_Text">- Computational implementation: Numerical simulation frameworks for AFT dynamics</text:p>
      <text:p text:style-name="Preformatted_20_Text">- Experimental validation: Systematic testing of morphic resonance predictions</text:p>
      <text:p text:style-name="Preformatted_20_Text">- Biological applications: Detailed morphogenetic modeling using AFT equations</text:p>
      <text:p text:style-name="Preformatted_20_Text"/>
      <text:p text:style-name="Preformatted_20_Text">The mathematical foundation now exists to transform morphogenic field theory from pioneering insight to established science. This framework honors the decades of careful observation and theoretical development that have brought us to this point, while providing the tools needed to convince the broader scientific community of morphogenic reality.</text:p>
      <text:p text:style-name="Preformatted_20_Text"/>
      <text:p text:style-name="Preformatted_20_Text">The time has come to complete the morphogenic revolution in our understanding of nature.</text:p>
      <text:p text:style-name="Preformatted_20_Text"/>
      <text:p text:style-name="Preformatted_20_Text">------------------------------------------------------------------------------</text:p>
      <text:p text:style-name="Preformatted_20_Text"/>
      <text:p text:style-name="Preformatted_20_Text">Conclusion</text:p>
      <text:p text:style-name="Preformatted_20_Text"/>
      <text:p text:style-name="Preformatted_20_Text">Amon Field Theory provides the mathematical framework that morphogenic field research has long needed. By demonstrating that established physical laws emerge naturally from morphogenic field dynamics, AFT bridges the gap between conventional science and morphogenic insights. The theory offers specific, testable predictions while maintaining the explanatory power that has made morphogenic fields so compelling for understanding biological form, behavior, and evolution.</text:p>
      <text:p text:style-name="Preformatted_20_Text"/>
      <text:p text:style-name="Preformatted_20_Text">This is not merely another physical theory, but a fundamental reconceptualization of reality as creative, memory-laden, and inherently meaningful. The mathematical tools now exist to explore this vision rigorously and to demonstrate its explanatory superiority over purely mechanistic approaches.</text:p>
      <text:p text:style-name="Preformatted_20_Text"/>
      <text:p text:style-name="Preformatted_20_Text">The morphogenic universe awaits our deeper understanding.</text:p>
      <text:p text:style-name="Preformatted_20_Text"/>
      <text:p text:style-name="Preformatted_20_Text">------------------------------------------------------------------------------</text:p>
      <text:p text:style-name="Preformatted_20_Text"/>
      <text:p text:style-name="Preformatted_20_Text">Contact Information:</text:p>
      <text:p text:style-name="Preformatted_20_Text">Christopher Amon</text:p>
      <text:p text:style-name="Preformatted_20_Text">Email: christopher.amon@vectortrust.org</text:p>
      <text:p text:style-name="Preformatted_20_Text">Research Repository: git@github.com/vectortrust/aft.git</text:p>
      <text:p text:style-name="Preformatted_20_Text">Experimental Collaboration: experiment.com/amon-field-the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Roboto Slab" svg:font-family="'Roboto Slab'"/>
    <style:font-face style:name="Times New Roman" svg:font-family="'Times New Roman'" style:font-family-generic="roman"/>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Times New Roman" fo:font-family="'Times New Roman'" style:font-family-generic="roman"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Roboto Slab" fo:font-family="'Roboto Slab'" fo:font-size="11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1</meta:editing-cycles>
    <meta:editing-duration>PT1M17S</meta:editing-duration>
    <dc:date>2025-09-10T01:58:16.295842668</dc:date>
    <dc:creator>Christopher Amon</dc:creator>
    <meta:document-statistic meta:table-count="0" meta:image-count="0" meta:object-count="0" meta:page-count="5" meta:paragraph-count="107" meta:word-count="1379" meta:character-count="10627" meta:non-whitespace-character-count="9395"/>
    <meta:generator>LibreOffice/25.2.3.2$Linux_X86_64 LibreOffice_project/520$Build-2</meta:generator>
  </office:meta>
</office:document-meta>
</file>